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paragraph-rsid="000e264d" style:font-size-asian="11pt" style:font-size-complex="11pt"/>
    </style:style>
    <style:style style:name="P4" style:family="paragraph" style:parent-style-name="Standard">
      <style:text-properties style:font-name="Liberation Serif" fo:font-size="11pt" officeooo:rsid="000e264d" officeooo:paragraph-rsid="000e264d" style:font-size-asian="11pt" style:font-size-complex="11pt"/>
    </style:style>
    <style:style style:name="P5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6" style:family="paragraph" style:parent-style-name="Standard">
      <style:text-properties officeooo:paragraph-rsid="00180eb7"/>
    </style:style>
    <style:style style:name="P7" style:family="paragraph" style:parent-style-name="Standard">
      <style:text-properties officeooo:paragraph-rsid="0021e8a6"/>
    </style:style>
    <style:style style:name="P8" style:family="paragraph" style:parent-style-name="Standard">
      <style:text-properties officeooo:rsid="0024e0ad" officeooo:paragraph-rsid="0024e0ad"/>
    </style:style>
    <style:style style:name="P9" style:family="paragraph" style:parent-style-name="Standard">
      <style:text-properties officeooo:rsid="0024e0ad" officeooo:paragraph-rsid="0025867b"/>
    </style:style>
    <style:style style:name="P10" style:family="paragraph" style:parent-style-name="Table_20_Contents">
      <style:text-properties officeooo:rsid="00132bc4" officeooo:paragraph-rsid="00132bc4"/>
    </style:style>
    <style:style style:name="P11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2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3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4" style:family="paragraph" style:parent-style-name="Table_20_Contents">
      <style:text-properties officeooo:rsid="00132bc4" officeooo:paragraph-rsid="00180eb7"/>
    </style:style>
    <style:style style:name="P15" style:family="paragraph" style:parent-style-name="Table_20_Contents">
      <style:text-properties officeooo:rsid="00132bc4" officeooo:paragraph-rsid="0021e8a6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1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3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27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29" style:family="paragraph" style:parent-style-name="Table_20_Contents">
      <style:text-properties fo:font-size="10pt" officeooo:paragraph-rsid="00180eb7" style:font-size-asian="10pt" style:font-size-complex="10pt"/>
    </style:style>
    <style:style style:name="P30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1" style:family="paragraph" style:parent-style-name="Table_20_Contents">
      <style:text-properties fo:font-size="10pt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3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4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38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39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1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46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47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48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49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0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59" style:family="paragraph" style:parent-style-name="Table_20_Contents">
      <style:text-properties officeooo:rsid="00144310" officeooo:paragraph-rsid="00144310"/>
    </style:style>
    <style:style style:name="P60" style:family="paragraph" style:parent-style-name="Table_20_Contents">
      <style:text-properties officeooo:rsid="00144310" officeooo:paragraph-rsid="00180eb7"/>
    </style:style>
    <style:style style:name="P61" style:family="paragraph" style:parent-style-name="Table_20_Contents">
      <style:text-properties officeooo:rsid="00144310" officeooo:paragraph-rsid="0021e8a6"/>
    </style:style>
    <style:style style:name="P62" style:family="paragraph" style:parent-style-name="Table_20_Contents">
      <style:text-properties officeooo:paragraph-rsid="00180eb7"/>
    </style:style>
    <style:style style:name="P63" style:family="paragraph" style:parent-style-name="Table_20_Contents">
      <style:text-properties officeooo:paragraph-rsid="0021e8a6"/>
    </style:style>
    <style:style style:name="P64" style:family="paragraph" style:parent-style-name="Text_20_body">
      <style:text-properties officeooo:rsid="000f24d9" officeooo:paragraph-rsid="000f24d9"/>
    </style:style>
    <style:style style:name="P65" style:family="paragraph" style:parent-style-name="Text_20_body">
      <style:text-properties officeooo:rsid="001cc19d" officeooo:paragraph-rsid="001cc19d"/>
    </style:style>
    <style:style style:name="P66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67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68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69" style:family="paragraph" style:parent-style-name="Text_20_body">
      <style:text-properties officeooo:paragraph-rsid="001fe097"/>
    </style:style>
    <style:style style:name="P70" style:family="paragraph" style:parent-style-name="Text_20_body">
      <style:text-properties officeooo:rsid="001fe097" officeooo:paragraph-rsid="001fe097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e264d" style:font-style-asian="normal" style:font-weight-asian="normal" style:text-emphasize="none"/>
    </style:style>
    <style:style style:name="T4" style:family="text">
      <style:text-properties officeooo:rsid="000e264d"/>
    </style:style>
    <style:style style:name="T5" style:family="text">
      <style:text-properties officeooo:rsid="000f24d9"/>
    </style:style>
    <style:style style:name="T6" style:family="text">
      <style:text-properties officeooo:rsid="000f6d9f"/>
    </style:style>
    <style:style style:name="T7" style:family="text">
      <style:text-properties officeooo:rsid="001247cb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tyle="normal" officeooo:rsid="0024e0ad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7232" style:font-style-asian="italic" style:font-style-complex="italic"/>
    </style:style>
    <style:style style:name="T12" style:family="text">
      <style:text-properties fo:font-style="italic" officeooo:rsid="0021e8a6" style:font-style-asian="italic" style:font-style-complex="italic"/>
    </style:style>
    <style:style style:name="T13" style:family="text">
      <style:text-properties fo:font-style="italic" officeooo:rsid="0022842d" style:font-style-asian="italic" style:font-style-complex="italic"/>
    </style:style>
    <style:style style:name="T14" style:family="text">
      <style:text-properties fo:font-style="italic" officeooo:rsid="0025867b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97232" style:font-style-asian="normal" style:font-style-complex="normal"/>
    </style:style>
    <style:style style:name="T17" style:family="text">
      <style:text-properties fo:font-style="normal" officeooo:rsid="0021e8a6" style:font-style-asian="normal" style:font-style-complex="normal"/>
    </style:style>
    <style:style style:name="T18" style:family="text">
      <style:text-properties fo:font-style="normal" officeooo:rsid="0022842d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7fd55"/>
    </style:style>
    <style:style style:name="T21" style:family="text">
      <style:text-properties officeooo:rsid="00197232"/>
    </style:style>
    <style:style style:name="T22" style:family="text">
      <style:text-properties officeooo:rsid="001a1df8"/>
    </style:style>
    <style:style style:name="T23" style:family="text">
      <style:text-properties officeooo:rsid="001be258"/>
    </style:style>
    <style:style style:name="T24" style:family="text">
      <style:text-properties officeooo:rsid="001dbf4c"/>
    </style:style>
    <style:style style:name="T25" style:family="text">
      <style:text-properties officeooo:rsid="0021e8a6"/>
    </style:style>
    <style:style style:name="T26" style:family="text">
      <style:text-properties officeooo:rsid="0022842d"/>
    </style:style>
    <style:style style:name="T27" style:family="text">
      <style:text-properties officeooo:rsid="00244e39"/>
    </style:style>
    <style:style style:name="T28" style:family="text">
      <style:text-properties officeooo:rsid="002586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1"/>
      <text:p text:style-name="P5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5">Selon la norme Cattex, les participes présents doivent être indiqués en tant que tels dans MS, sauf certaines exceptions, explicitées dans le manuel.</text:p>
      <text:p text:style-name="P1"/>
      <text:p text:style-name="P5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5">Adverbe « subitement » : pas de lemme dans le dictionnaire, mais « subit » existe, et dans cette entrée apparaît l'adverbe. Renvoyer à l'un ou l'autre ?</text:p>
      <text:p text:style-name="P2"><text:span text:style-name="T2">(cf </text:span><text:span text:style-name="T1">B_w_000122</text:span><text:span text:style-name="T2">)</text:span></text:p>
      <text:p text:style-name="P2"/>
      <text:p text:style-name="P5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1"/>
      <text:p text:style-name="P1">« <text:span text:style-name="T4">Damnedeu » : entrée du dictionnaire à dan2, mais forme très éloignée, donc on garde en lemme « damnedeu » (qui apparaît dans l'index)</text:span></text:p>
      <text:p text:style-name="P3"><text:span text:style-name="T4">(cf </text:span><text:span text:style-name="T1">B_w_000202</text:span><text:span text:style-name="T3">)</text:span></text:p>
      <text:p text:style-name="P4"/>
      <text:p text:style-name="P1"/>
      <text:p text:style-name="Heading_20_3">Pronoms, déterminants et articles possessifs : les paradigmes et leurs lemmes</text:p>
      <text:p text:style-name="Heading_20_4">Rappel de la distinction traditionnelle</text:p>
      <text:p text:style-name="Text_20_body">Cel<text:span text:style-name="T5">le-ci oppose « article » possessif, faible, et adjectif possessif fort.</text:span></text:p>
      <text:p text:style-name="P64">Les deux paradigmes sont distincts au sg., mais en grande partie <text:span text:style-name="T6">communs au pl. TL propose des lemmes pour chaque personne</text:span></text:p>
      <text:p text:style-name="P64"/>
      <text:p text:style-name="P68">« <text:span text:style-name="T7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1">Masc.</text:p>
          </table:table-cell>
          <table:covered-table-cell/>
          <table:table-cell table:style-name="Tableau1.A1" table:number-columns-spanned="2" office:value-type="string">
            <text:p text:style-name="P11">Fém.</text:p>
          </table:table-cell>
          <table:covered-table-cell/>
          <table:table-cell table:style-name="Tableau1.F1" office:value-type="string">
            <text:p text:style-name="P11">Lemme <text:span text:style-name="T22">TL</text:span>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35">Sg.</text:p>
          </table:table-cell>
          <table:table-cell table:style-name="Tableau1.A2" office:value-type="string">
            <text:p text:style-name="P18">Pl.</text:p>
          </table:table-cell>
          <table:table-cell table:style-name="Tableau1.A2" office:value-type="string">
            <text:p text:style-name="P24">Sg.</text:p>
          </table:table-cell>
          <table:table-cell table:style-name="Tableau1.A2" office:value-type="string">
            <text:p text:style-name="P24">Pl.</text:p>
          </table:table-cell>
          <table:table-cell table:style-name="Tableau1.F2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0">1<text:span text:style-name="T8">re</text:span> pers.</text:p>
          </table:table-cell>
          <table:table-cell table:style-name="Tableau1.A2" office:value-type="string">
            <text:p text:style-name="P17">CS <text:span text:style-name="T10">mes</text:span><text:span text:style-name="T15">, </text:span><text:span text:style-name="T10">mis </text:span><text:span text:style-name="T15">(AN)</text:span></text:p>
            <text:p text:style-name="P34">CR <text:span text:style-name="T10">mon, mun</text:span> (AN<text:span text:style-name="T21">)</text:span>, <text:span text:style-name="T10">men</text:span> (pic.)</text:p>
          </table:table-cell>
          <table:table-cell table:style-name="Tableau1.A2" office:value-type="string">
            <text:p text:style-name="P44">mi</text:p>
            <text:p text:style-name="P44">mes</text:p>
          </table:table-cell>
          <table:table-cell table:style-name="Tableau1.A2" office:value-type="string">
            <text:p text:style-name="P23"><text:span text:style-name="T10">ma</text:span>, <text:span text:style-name="T10">me</text:span><text:span text:style-name="T15"> (pic.)</text:span></text:p>
          </table:table-cell>
          <table:table-cell table:style-name="Tableau1.A2" office:value-type="string">
            <text:p text:style-name="P44">mes</text:p>
          </table:table-cell>
          <table:table-cell table:style-name="Tableau1.F2" office:value-type="string">
            <text:p text:style-name="P54">mon1</text:p>
          </table:table-cell>
        </table:table-row>
        <table:table-row>
          <table:table-cell table:style-name="Tableau1.A2" office:value-type="string">
            <text:p text:style-name="P59">2<text:span text:style-name="T8">e</text:span> pers.</text:p>
          </table:table-cell>
          <table:table-cell table:style-name="Tableau1.A2" office:value-type="string">
            <text:p text:style-name="P23">CS <text:span text:style-name="T10">tes, tis</text:span></text:p>
            <text:p text:style-name="P23"><text:span text:style-name="T15">CR </text:span><text:span text:style-name="T10">ton</text:span><text:span text:style-name="T15">, </text:span><text:span text:style-name="T10">tun, ten</text:span></text:p>
          </table:table-cell>
          <table:table-cell table:style-name="Tableau1.A2" office:value-type="string">
            <text:p text:style-name="P44">ti</text:p>
            <text:p text:style-name="P44">tes</text:p>
          </table:table-cell>
          <table:table-cell table:style-name="Tableau1.A2" office:value-type="string">
            <text:p text:style-name="P23"><text:span text:style-name="T10">ta</text:span>, <text:span text:style-name="T10">te</text:span></text:p>
          </table:table-cell>
          <table:table-cell table:style-name="Tableau1.A2" office:value-type="string">
            <text:p text:style-name="P44">tes</text:p>
          </table:table-cell>
          <table:table-cell table:style-name="Tableau1.F2" office:value-type="string">
            <text:p text:style-name="P54">ton4</text:p>
          </table:table-cell>
        </table:table-row>
        <table:table-row>
          <table:table-cell table:style-name="Tableau1.A2" office:value-type="string">
            <text:p text:style-name="P59">3<text:span text:style-name="T8">e</text:span> pers.</text:p>
          </table:table-cell>
          <table:table-cell table:style-name="Tableau1.A2" office:value-type="string">
            <text:p text:style-name="P23">CS <text:span text:style-name="T10">ses</text:span></text:p>
            <text:p text:style-name="P23"><text:span text:style-name="T15">CR </text:span><text:span text:style-name="T10">son</text:span><text:span text:style-name="T15">, </text:span><text:span text:style-name="T10">sun</text:span><text:span text:style-name="T15">, </text:span><text:span text:style-name="T10">sen</text:span></text:p>
          </table:table-cell>
          <table:table-cell table:style-name="Tableau1.A2" office:value-type="string">
            <text:p text:style-name="P44">si</text:p>
            <text:p text:style-name="P44">ses</text:p>
          </table:table-cell>
          <table:table-cell table:style-name="Tableau1.A2" office:value-type="string">
            <text:p text:style-name="P44">sa<text:span text:style-name="T15">, </text:span>se</text:p>
          </table:table-cell>
          <table:table-cell table:style-name="Tableau1.A2" office:value-type="string">
            <text:p text:style-name="P44">ses</text:p>
          </table:table-cell>
          <table:table-cell table:style-name="Tableau1.F2" office:value-type="string">
            <text:p text:style-name="P40"><text:span text:style-name="T19">son4</text:span> </text:p>
            <text:p text:style-name="P45">(en réalité, pas une vraie entrée, mais un renvoi à suen<text:span text:style-name="T20">…</text:span>)</text:p>
          </table:table-cell>
        </table:table-row>
      </table:table>
      <text:p text:style-name="P64"/>
      <text:p text:style-name="P64"/>
      <text:p text:style-name="P64"/>
      <text:p text:style-name="P64"/>
      <text:p text:style-name="P67"><text:soft-page-break/>Adjectif possessif fort, <text:span text:style-name="T23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2"/>
          </table:table-cell>
          <table:table-cell table:style-name="Tableau2.A1" table:number-columns-spanned="2" office:value-type="string">
            <text:p text:style-name="P12">Masc.</text:p>
          </table:table-cell>
          <table:covered-table-cell/>
          <table:table-cell table:style-name="Tableau2.A1" table:number-columns-spanned="2" office:value-type="string">
            <text:p text:style-name="P12">Fém.</text:p>
          </table:table-cell>
          <table:covered-table-cell/>
          <table:table-cell table:style-name="Tableau2.F1" office:value-type="string">
            <text:p text:style-name="P12">Lemme <text:span text:style-name="T22">TL</text:span></text:p>
          </table:table-cell>
        </table:table-row>
        <table:table-row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36">Sg.</text:p>
          </table:table-cell>
          <table:table-cell table:style-name="Tableau2.A2" office:value-type="string">
            <text:p text:style-name="P19">Pl.</text:p>
          </table:table-cell>
          <table:table-cell table:style-name="Tableau2.A2" office:value-type="string">
            <text:p text:style-name="P25">Sg.</text:p>
          </table:table-cell>
          <table:table-cell table:style-name="Tableau2.A2" office:value-type="string">
            <text:p text:style-name="P25">Pl.</text:p>
          </table:table-cell>
          <table:table-cell table:style-name="Tableau2.F2" office:value-type="string">
            <text:p text:style-name="P29"/>
          </table:table-cell>
        </table:table-row>
        <table:table-row>
          <table:table-cell table:style-name="Tableau2.A2" office:value-type="string">
            <text:p text:style-name="P14">1<text:span text:style-name="T8">re</text:span> pers.</text:p>
          </table:table-cell>
          <table:table-cell table:style-name="Tableau2.A2" office:value-type="string">
            <text:p text:style-name="P21">CS <text:span text:style-name="T10">m</text:span><text:span text:style-name="T11">i</text:span><text:span text:style-name="T10">e</text:span><text:span text:style-name="T11">n</text:span><text:span text:style-name="T10">s</text:span><text:span text:style-name="T15">, </text:span><text:span text:style-name="T10">m</text:span><text:span text:style-name="T11">en</text:span><text:span text:style-name="T10">s </text:span><text:span text:style-name="T15">(AN)</text:span></text:p>
            <text:p text:style-name="P38">CR <text:span text:style-name="T10">m</text:span><text:span text:style-name="T11">ien</text:span><text:span text:style-name="T10">, </text:span><text:span text:style-name="T11">men</text:span> (AN<text:span text:style-name="T21">)</text:span></text:p>
          </table:table-cell>
          <table:table-cell table:style-name="Tableau2.A2" office:value-type="string">
            <text:p text:style-name="P46">mien, men</text:p>
            <text:p text:style-name="P46">miens, mens</text:p>
          </table:table-cell>
          <table:table-cell table:style-name="Tableau2.A2" office:value-type="string">
            <text:p text:style-name="P30"><text:span text:style-name="T10">meie</text:span><text:span text:style-name="T15">, </text:span><text:span text:style-name="T10">moie</text:span><text:span text:style-name="T15"> ; <text:s/></text:span><text:span text:style-name="T10">mieue</text:span><text:span text:style-name="T15">, </text:span><text:span text:style-name="T10">miue</text:span><text:span text:style-name="T15"> (pic)</text:span></text:p>
          </table:table-cell>
          <table:table-cell table:style-name="Tableau2.A2" office:value-type="string">
            <text:p text:style-name="P46">meie, …</text:p>
          </table:table-cell>
          <table:table-cell table:style-name="Tableau2.F2" office:value-type="string">
            <text:p text:style-name="P55">mien</text:p>
          </table:table-cell>
        </table:table-row>
        <table:table-row>
          <table:table-cell table:style-name="Tableau2.A2" office:value-type="string">
            <text:p text:style-name="P60">2<text:span text:style-name="T8">e</text:span> pers.</text:p>
          </table:table-cell>
          <table:table-cell table:style-name="Tableau2.A2" office:value-type="string">
            <text:p text:style-name="P27">CS <text:span text:style-name="T11">tuens</text:span><text:span text:style-name="T16">, </text:span><text:span text:style-name="T11">tuns </text:span><text:span text:style-name="T16">(AN)</text:span><text:span text:style-name="T11">, toens</text:span><text:span text:style-name="T16"> (O)</text:span></text:p>
            <text:p text:style-name="P27"><text:span text:style-name="T15">CR </text:span><text:span text:style-name="T11">tuen</text:span></text:p>
          </table:table-cell>
          <table:table-cell table:style-name="Tableau2.A2" office:value-type="string">
            <text:p text:style-name="P46">tuen, …</text:p>
            <text:p text:style-name="P46">tuens,…</text:p>
          </table:table-cell>
          <table:table-cell table:style-name="Tableau2.A2" office:value-type="string">
            <text:p text:style-name="P30"><text:span text:style-name="T10">toe, toue, teue, tue </text:span><text:span text:style-name="T15">(AN)</text:span><text:span text:style-name="T10">, …</text:span></text:p>
          </table:table-cell>
          <table:table-cell table:style-name="Tableau2.A2" office:value-type="string">
            <text:p text:style-name="P46">toes,…</text:p>
          </table:table-cell>
          <table:table-cell table:style-name="Tableau2.F2" office:value-type="string">
            <text:p text:style-name="P52">tuen</text:p>
            <text:p text:style-name="P58">(renv. à ton4…)</text:p>
          </table:table-cell>
        </table:table-row>
        <table:table-row>
          <table:table-cell table:style-name="Tableau2.A2" office:value-type="string">
            <text:p text:style-name="P60">3<text:span text:style-name="T8">e</text:span> pers.</text:p>
          </table:table-cell>
          <table:table-cell table:style-name="Tableau2.A2" office:value-type="string">
            <text:p text:style-name="P27">CS <text:span text:style-name="T11">suens, suns, soens</text:span></text:p>
            <text:p text:style-name="P27"><text:span text:style-name="T15">CR </text:span><text:span text:style-name="T11">suen, sun, soen</text:span></text:p>
          </table:table-cell>
          <table:table-cell table:style-name="Tableau2.A2" office:value-type="string">
            <text:p text:style-name="P46">suen, …</text:p>
            <text:p text:style-name="P46">suens,…</text:p>
          </table:table-cell>
          <table:table-cell table:style-name="Tableau2.A2" office:value-type="string">
            <text:p text:style-name="P46">soe, soue, seue,…</text:p>
          </table:table-cell>
          <table:table-cell table:style-name="Tableau2.A2" office:value-type="string">
            <text:p text:style-name="P46">soes,…</text:p>
          </table:table-cell>
          <table:table-cell table:style-name="Tableau2.F2" office:value-type="string">
            <text:p text:style-name="P42">suen</text:p>
          </table:table-cell>
        </table:table-row>
      </table:table>
      <text:p text:style-name="P6"/>
      <text:p text:style-name="P65"/>
      <text:p text:style-name="P66">Possesseurs multiples</text:p>
      <text:p text:style-name="P69">Cert<text:span text:style-name="T24">ains grammairiens distinguent, et d'autres non, deux paradigmes séparés pour « article » et adjectif possessif. Les formes sont en tous cas assez largement communes… et TL ne fait pas de distinction de lemmes.</text:span></text:p>
      <text:p text:style-name="P70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3"/>
          </table:table-cell>
          <table:table-cell table:style-name="Tableau3.A1" table:number-columns-spanned="2" office:value-type="string">
            <text:p text:style-name="P13">Masc.</text:p>
          </table:table-cell>
          <table:covered-table-cell/>
          <table:table-cell table:style-name="Tableau3.A1" table:number-columns-spanned="2" office:value-type="string">
            <text:p text:style-name="P13">Fém.</text:p>
          </table:table-cell>
          <table:covered-table-cell/>
          <table:table-cell table:style-name="Tableau3.F1" office:value-type="string">
            <text:p text:style-name="P13">Lemme <text:span text:style-name="T22">TL</text:span></text:p>
          </table:table-cell>
        </table:table-row>
        <table:table-row>
          <table:table-cell table:style-name="Tableau3.A2" office:value-type="string">
            <text:p text:style-name="P15"/>
          </table:table-cell>
          <table:table-cell table:style-name="Tableau3.A2" office:value-type="string">
            <text:p text:style-name="P37">Sg.</text:p>
          </table:table-cell>
          <table:table-cell table:style-name="Tableau3.A2" office:value-type="string">
            <text:p text:style-name="P20">Pl.</text:p>
          </table:table-cell>
          <table:table-cell table:style-name="Tableau3.A2" office:value-type="string">
            <text:p text:style-name="P26">Sg.</text:p>
          </table:table-cell>
          <table:table-cell table:style-name="Tableau3.A2" office:value-type="string">
            <text:p text:style-name="P26">Pl.</text:p>
          </table:table-cell>
          <table:table-cell table:style-name="Tableau3.F2" office:value-type="string">
            <text:p text:style-name="P31"/>
          </table:table-cell>
        </table:table-row>
        <table:table-row>
          <table:table-cell table:style-name="Tableau3.A2" office:value-type="string">
            <text:p text:style-name="P15">1<text:span text:style-name="T8">re</text:span> pers.</text:p>
          </table:table-cell>
          <table:table-cell table:style-name="Tableau3.A2" office:value-type="string">
            <text:p text:style-name="P22">CS <text:span text:style-name="T12">nostre(s)</text:span><text:span text:style-name="T17">, </text:span><text:span text:style-name="T12">nos</text:span><text:span text:style-name="T17"> (pic.)</text:span></text:p>
            <text:p text:style-name="P39">CR <text:span text:style-name="T12">nostre, no</text:span><text:span text:style-name="T25"> (pic.)</text:span></text:p>
          </table:table-cell>
          <table:table-cell table:style-name="Tableau3.A2" office:value-type="string">
            <text:p text:style-name="P47">nostre, no<text:span text:style-name="T15"> (pic.)</text:span></text:p>
            <text:p text:style-name="P47">noz, nos<text:span text:style-name="T15"> (dt pic.)</text:span><text:span text:style-name="T9">1</text:span></text:p>
          </table:table-cell>
          <table:table-cell table:style-name="Tableau3.A2" office:value-type="string">
            <text:p text:style-name="P32"><text:span text:style-name="T10">nostre ;</text:span><text:span text:style-name="T15"> </text:span><text:span text:style-name="T10">no, noe</text:span><text:span text:style-name="T15"> (pic.)</text:span></text:p>
          </table:table-cell>
          <table:table-cell table:style-name="Tableau3.A2" office:value-type="string">
            <text:p text:style-name="P50">noz, nos ; nos, noes <text:span text:style-name="T15">(pic.)</text:span><text:span text:style-name="T9">1</text:span></text:p>
          </table:table-cell>
          <table:table-cell table:style-name="Tableau3.F2" office:value-type="string">
            <text:p text:style-name="P56">nostre</text:p>
          </table:table-cell>
        </table:table-row>
        <table:table-row>
          <table:table-cell table:style-name="Tableau3.A2" office:value-type="string">
            <text:p text:style-name="P61">2<text:span text:style-name="T8">e</text:span> pers.</text:p>
          </table:table-cell>
          <table:table-cell table:style-name="Tableau3.A2" office:value-type="string">
            <text:p text:style-name="P28">CS<text:span text:style-name="T16"> </text:span><text:span text:style-name="T13">vostre</text:span><text:span text:style-name="T18">(</text:span><text:span text:style-name="T13">s</text:span><text:span text:style-name="T18">), </text:span><text:span text:style-name="T13">vos</text:span><text:span text:style-name="T18"> (pic.)</text:span></text:p>
            <text:p text:style-name="P41"><text:span text:style-name="T21">C</text:span>R <text:span text:style-name="T13">vostre</text:span><text:span text:style-name="T26">, </text:span><text:span text:style-name="T13">vo</text:span><text:span text:style-name="T26"> (pic.)</text:span></text:p>
          </table:table-cell>
          <table:table-cell table:style-name="Tableau3.A2" office:value-type="string">
            <text:p text:style-name="P41"><text:span text:style-name="T13">vostre</text:span><text:span text:style-name="T26">, </text:span><text:span text:style-name="T13">vo</text:span><text:span text:style-name="T26"> (pic.)</text:span></text:p>
            <text:p text:style-name="P48"><text:span text:style-name="T27">v</text:span>oz, <text:span text:style-name="T27">v</text:span>os<text:span text:style-name="T15"> (dt pic.)</text:span><text:span text:style-name="T9">1</text:span></text:p>
          </table:table-cell>
          <table:table-cell table:style-name="Tableau3.A2" office:value-type="string">
            <text:p text:style-name="P33"><text:span text:style-name="T10">vostre </text:span><text:span text:style-name="T15">; </text:span><text:span text:style-name="T10">vo, voe</text:span><text:span text:style-name="T15"> (pic.)</text:span></text:p>
          </table:table-cell>
          <table:table-cell table:style-name="Tableau3.A2" office:value-type="string">
            <text:p text:style-name="P51">voz<text:span text:style-name="T15">, </text:span>vos <text:span text:style-name="T15">; vos, voes (pic.)</text:span><text:span text:style-name="T9">1</text:span></text:p>
          </table:table-cell>
          <table:table-cell table:style-name="Tableau3.F2" office:value-type="string">
            <text:p text:style-name="P57">vostre</text:p>
          </table:table-cell>
        </table:table-row>
        <table:table-row>
          <table:table-cell table:style-name="Tableau3.A2" office:value-type="string">
            <text:p text:style-name="P61">3<text:span text:style-name="T8">e</text:span> pers.</text:p>
          </table:table-cell>
          <table:table-cell table:style-name="Tableau3.A2" table:number-columns-spanned="4" office:value-type="string">
            <text:p text:style-name="P49">lor, lour, leur, lur<text:span text:style-name="T15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3">lor2</text:p>
            <text:p text:style-name="P53">ne pas confondre avec lor &gt;&gt; il, pron. pers.</text:p>
          </table:table-cell>
        </table:table-row>
      </table:table>
      <text:p text:style-name="P7"/>
      <text:p text:style-name="P9">1 : G. Hasenohr distingue des formes <text:span text:style-name="T10">nostres</text:span>, <text:span text:style-name="T10">vostres</text:span> caractéristiques du <text:span text:style-name="T28">masc.</text:span> CR pl.<text:span text:style-name="T28"> et fém. pl.</text:span> de l'adj. poss.</text:p>
      <text:p text:style-name="P8"/>
      <text:p text:style-name="P8">N.B. : il existe un neutre de l'adj. poss., équivalent au CR masculin <text:span text:style-name="T28">(ex. </text:span><text:span text:style-name="T14">Tout ert vostre aprés sa fi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>
      <style:text-properties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5-11T15:54:12.181400327</dc:date>
    <meta:editing-duration>PT4H58M19S</meta:editing-duration>
    <meta:editing-cycles>37</meta:editing-cycles>
    <meta:generator>LibreOffice/4.2.8.2$Linux_X86_64 LibreOffice_project/420m0$Build-2</meta:generator>
    <meta:document-statistic meta:table-count="3" meta:image-count="0" meta:object-count="0" meta:page-count="2" meta:paragraph-count="114" meta:word-count="520" meta:character-count="2760" meta:non-whitespace-character-count="2351"/>
  </office:meta>
</office:document-meta>
</file>